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2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8.75cm" loext:decorative="false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749cm" fo:min-width="1.749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75cm" svg:height="1.25cm" svg:x="15.75cm" svg:y="14.5cm"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cm" svg:height="1.75cm" svg:x="10.25cm" svg:y="10.75cm">
          <text:p text:style-name="P1">Socket Brok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cm" svg:height="2cm" svg:x="6cm" svg:y="15.5cm">
          <text:p text:style-name="P1">Control Plane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9.25cm" svg:height="2cm" svg:x="8.25cm" svg:y="1.5cm">
          <text:p text:style-name="P1">App Runn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2.5cm" svg:y1="12.5cm" svg:x2="8cm" svg:y2="15.5cm" draw:start-shape="id1" draw:start-glue-point="2" draw:end-shape="id2" draw:end-glue-point="0" svg:d="M12500 12500v1500h-4500v1500" svg:viewBox="0 0 4501 3001">
          <text:p text:style-name="P1"><text:span text:style-name="T1">Broker Ready,</text:span></text:p>
          <text:p text:style-name="P1"><text:span text:style-name="T1">App Connected</text:span></text:p>
          <text:p text:style-name="P1"><text:span text:style-name="T1">App Disconnected</text:span></text:p>
        </draw:connector>
        <draw:connector draw:style-name="gr6" draw:text-style-name="P2" draw:layer="layout" svg:x1="14.75cm" svg:y1="11.625cm" svg:x2="17.125cm" svg:y2="14.5cm" draw:start-shape="id1" draw:start-glue-point="1" draw:end-shape="id3" draw:end-glue-point="0" svg:d="M14750 11625h2375v2875" svg:viewBox="0 0 2376 2876">
          <text:p/>
        </draw:connector>
        <draw:custom-shape draw:style-name="gr7" draw:text-style-name="P1" xml:id="id4" draw:id="id4" draw:layer="layout" svg:width="2.249cm" svg:height="0.999cm" svg:x="9.051cm" svg:y="5.75cm">
          <text:p text:style-name="P1">App 1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2.249cm" svg:height="0.999cm" svg:x="14.551cm" svg:y="5.75cm">
          <text:p text:style-name="P1">App n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2.249cm" svg:height="0.999cm" svg:x="11.801cm" svg:y="5.75cm">
          <text:p text:style-name="P1">App 2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175cm" svg:y1="5.75cm" svg:x2="12.875cm" svg:y2="3.5cm" draw:start-shape="id4" draw:start-glue-point="0" draw:end-shape="id5" draw:end-glue-point="2" svg:d="M10175 5750v-1125h2700v-1125" svg:viewBox="0 0 2701 2251">
          <text:p/>
        </draw:connector>
        <draw:connector draw:style-name="gr6" draw:text-style-name="P2" draw:layer="layout" svg:x1="12.925cm" svg:y1="5.75cm" svg:x2="12.875cm" svg:y2="3.5cm" draw:start-shape="id6" draw:start-glue-point="0" draw:end-shape="id5" draw:end-glue-point="2" svg:d="M12925 5750v-1125h-50v-1125" svg:viewBox="0 0 51 2251">
          <text:p/>
        </draw:connector>
        <draw:connector draw:style-name="gr5" draw:text-style-name="P2" draw:layer="layout" svg:x1="15.675cm" svg:y1="5.75cm" svg:x2="12.875cm" svg:y2="3.5cm" draw:start-shape="id7" draw:start-glue-point="0" draw:end-shape="id5" draw:end-glue-point="2" svg:d="M15675 5750v-1125h-2800v-1125" svg:viewBox="0 0 2801 2251">
          <text:p text:style-name="P1"><text:span text:style-name="T1">Monitor Apps,</text:span></text:p>
          <text:p text:style-name="P1"><text:span text:style-name="T1">Start/Stop Apps</text:span></text:p>
        </draw:connector>
        <draw:connector draw:style-name="gr6" draw:text-style-name="P2" draw:layer="layout" svg:x1="10.175cm" svg:y1="6.749cm" svg:x2="12.5cm" svg:y2="10.75cm" draw:start-shape="id4" draw:start-glue-point="2" draw:end-shape="id1" draw:end-glue-point="0" svg:d="M10175 6749v2000h2325v2001" svg:viewBox="0 0 2326 4002">
          <text:p/>
        </draw:connector>
        <draw:connector draw:style-name="gr6" draw:text-style-name="P2" draw:layer="layout" svg:x1="12.925cm" svg:y1="6.749cm" svg:x2="12.5cm" svg:y2="10.75cm" draw:start-shape="id6" draw:start-glue-point="2" draw:end-shape="id1" draw:end-glue-point="0" svg:d="M12925 6749v2000h-425v2001" svg:viewBox="0 0 426 4002">
          <text:p/>
        </draw:connector>
        <draw:connector draw:style-name="gr5" draw:text-style-name="P3" draw:layer="layout" svg:x1="15.675cm" svg:y1="6.749cm" svg:x2="12.5cm" svg:y2="10.75cm" draw:start-shape="id7" draw:start-glue-point="2" draw:end-shape="id1" draw:end-glue-point="0" svg:d="M15675 6749v2000h-3175v2001" svg:viewBox="0 0 3176 4002">
          <text:p text:style-name="P1"><text:span text:style-name="T1">TCP/IP</text:span></text:p>
        </draw:connector>
        <draw:connector draw:style-name="gr8" draw:text-style-name="P3" draw:layer="layout" svg:x1="8.25cm" svg:y1="2.5cm" svg:x2="10.25cm" svg:y2="11.625cm" draw:start-shape="id5" draw:start-glue-point="3" draw:end-shape="id1" draw:end-glue-point="3" svg:d="M8250 2500h-501v9125h2501" svg:viewBox="0 0 2502 9126">
          <text:p text:style-name="P1"><text:span text:style-name="T1">App Died</text:span></text:p>
        </draw:connector>
        <draw:connector draw:style-name="gr8" draw:text-style-name="P3" draw:layer="layout" svg:x1="14.75cm" svg:y1="11.625cm" svg:x2="17.5cm" svg:y2="2.5cm" draw:start-shape="id1" draw:start-glue-point="1" draw:end-shape="id5" draw:end-glue-point="1" svg:d="M14750 11625h3251v-9125h-501" svg:viewBox="0 0 3252 9126">
          <text:p text:style-name="P1"><text:span text:style-name="T1">Kill all apps</text:span></text:p>
        </draw:connector>
        <draw:connector draw:style-name="gr5" draw:text-style-name="P3" draw:layer="layout" svg:x1="10cm" svg:y1="16.5cm" svg:x2="17.125cm" svg:y2="15.75cm" draw:start-shape="id2" draw:start-glue-point="1" draw:end-shape="id3" draw:end-glue-point="2" svg:d="M10000 16500h7125v-750" svg:viewBox="0 0 7126 751">
          <text:p text:style-name="P4"><text:span text:style-name="T1">Register/Unregister app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21:46:39.749969037</meta:creation-date>
    <dc:date>2025-01-13T11:45:54.170317096</dc:date>
    <meta:editing-duration>PT6M2S</meta:editing-duration>
    <meta:editing-cycles>2</meta:editing-cycles>
    <meta:generator>LibreOffice/24.2.5.2$MacOSX_AARCH64 LibreOffice_project/bffef4ea93e59bebbeaf7f431bb02b1a39ee8a59</meta:generator>
    <meta:document-statistic meta:object-count="18"/>
  </office:meta>
</office:document-meta>
</file>